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Default" style:data-style-name="N0">
      <style:text-properties fo:color="#008000" fo:font-weight="bold" style:font-weight-asian="bold" style:font-weight-complex="bold"/>
    </style:style>
    <style:style style:name="ce5" style:family="table-cell" style:parent-style-name="Default" style:data-style-name="N0">
      <style:text-properties fo:color="#70AD47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5">
            <text:p>Content - Load phase 1 (populate image dates &amp; brewers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Load phase 2 (bring up to date)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ltering/sorting - colour indicators, anim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Improve matching on search ter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4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3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3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3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3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3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5T21:09:50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